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7292in" table:align="left"/>
    </style:style>
    <style:style style:name="Table2.A" style:family="table-column">
      <style:table-column-properties style:column-width="0.8417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0.5701in"/>
    </style:style>
    <style:style style:name="Table2.D" style:family="table-column">
      <style:table-column-properties style:column-width="0.5556in"/>
    </style:style>
    <style:style style:name="Table2.E" style:family="table-column">
      <style:table-column-properties style:column-width="0.5854in"/>
    </style:style>
    <style:style style:name="Table2.F" style:family="table-column">
      <style:table-column-properties style:column-width="0.516in"/>
    </style:style>
    <style:style style:name="Table2.G" style:family="table-column">
      <style:table-column-properties style:column-width="0.6715in"/>
    </style:style>
    <style:style style:name="Table2.H" style:family="table-column">
      <style:table-column-properties style:column-width="1.2146in"/>
    </style:style>
    <style:style style:name="Table2.I" style:family="table-column">
      <style:table-column-properties style:column-width="0.5868in"/>
    </style:style>
    <style:style style:name="Table2.A1" style:family="table-cell">
      <style:table-cell-properties style:vertical-align="middle" fo:padding-left="0.0201in" fo:padding-right="0.0201in" fo:padding-top="0in" fo:padding-bottom="0in" fo:border-left="0.05pt dotted #000000" fo:border-right="none" fo:border-top="0.05pt dotted #000000" fo:border-bottom="0.05pt dotted #000000"/>
    </style:style>
    <style:style style:name="Table2.I1" style:family="table-cell">
      <style:table-cell-properties style:vertical-align="middle" fo:padding-left="0.0201in" fo:padding-right="0.0201in" fo:padding-top="0in" fo:padding-bottom="0in" fo:border="0.05pt dotted #000000"/>
    </style:style>
    <style:style style:name="Table2.C2" style:family="table-cell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G3" style:family="table-cell" style:data-style-name="N3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I3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4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5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C6" style:family="table-cell" style:data-style-name="N121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F6" style:family="table-cell" style:data-style-name="N1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I6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7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8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9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0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1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2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3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4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5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6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7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8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9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0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1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C22" style:family="table-cell" style:data-style-name="N0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I22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3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4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5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6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7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8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9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30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1" style:family="table">
      <style:table-properties style:width="6.7882in" table:align="left"/>
    </style:style>
    <style:style style:name="Table1.A" style:family="table-column">
      <style:table-column-properties style:column-width="0.4514in"/>
    </style:style>
    <style:style style:name="Table1.B" style:family="table-column">
      <style:table-column-properties style:column-width="1.6479in"/>
    </style:style>
    <style:style style:name="Table1.D" style:family="table-column">
      <style:table-column-properties style:column-width="1.2188in"/>
    </style:style>
    <style:style style:name="Table1.F" style:family="table-column">
      <style:table-column-properties style:column-width="2.5674in"/>
    </style:style>
    <style:style style:name="Table1.A1" style:family="table-cell">
      <style:table-cell-properties fo:padding-left="0.0201in" fo:padding-right="0.0201in" fo:padding-top="0in" fo:padding-bottom="0in" fo:border-left="0.05pt dotted #000000" fo:border-right="none" fo:border-top="0.05pt dotted #000000" fo:border-bottom="0.05pt dotted #000000"/>
    </style:style>
    <style:style style:name="Table1.F1" style:family="table-cell">
      <style:table-cell-properties fo:padding-left="0.0201in" fo:padding-right="0.0201in" fo:padding-top="0in" fo:padding-bottom="0in" fo:border="0.05pt dotted #000000"/>
    </style:style>
    <style:style style:name="Table1.A2" style:family="table-cell">
      <style:table-cell-properties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1.F2" style:family="table-cell">
      <style:table-cell-properties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1.14" style:family="table-row">
      <style:table-row-properties style:min-row-height="0.1597in"/>
    </style:style>
    <style:style style:name="Table1.21" style:family="table-row">
      <style:table-row-properties style:min-row-height="0.2222in"/>
    </style:style>
    <style:style style:name="P1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2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paragraph-rsid="002f1ecd" style:font-size-asian="12pt" style:font-style-asian="normal" style:font-size-complex="12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rsid="002d6447" officeooo:paragraph-rsid="002f1ecd" style:font-size-asian="12pt" style:font-style-asian="normal" style:font-size-complex="12pt" style:font-style-complex="normal"/>
    </style:style>
    <style:style style:name="P4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rsid="002d6447" officeooo:paragraph-rsid="00329b70" style:font-size-asian="12pt" style:font-style-asian="normal" style:font-size-complex="12pt" style:font-style-complex="normal"/>
    </style:style>
    <style:style style:name="P5" style:family="paragraph" style:parent-style-name="Table_20_Heading">
      <style:paragraph-properties fo:text-align="center" style:justify-single-word="false"/>
      <style:text-properties style:font-name="DejaVu Sans Condensed" fo:font-size="12pt" fo:font-style="normal" fo:font-weight="bold" officeooo:rsid="0021e713" officeooo:paragraph-rsid="0021e713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  <style:text-properties style:font-name="DejaVu Sans Condensed" fo:font-size="12pt" fo:font-style="normal" fo:font-weight="bold" officeooo:rsid="0021e713" officeooo:paragraph-rsid="00287426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249" officeooo:paragraph-rsid="0025424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" fo:font-size="12pt" fo:font-weight="bold" officeooo:rsid="00254249" officeooo:paragraph-rsid="00254249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officeooo:rsid="0038e3fc" officeooo:paragraph-rsid="0038e3fc"/>
    </style:style>
    <style:style style:name="P10" style:family="paragraph" style:parent-style-name="Standard">
      <style:text-properties style:font-name="DejaVu Sans Condensed" officeooo:paragraph-rsid="00254249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officeooo:rsid="00254249" officeooo:paragraph-rsid="00254249"/>
    </style:style>
    <style:style style:name="P13" style:family="paragraph" style:parent-style-name="Standard">
      <style:paragraph-properties fo:text-align="start" style:justify-single-word="false"/>
      <style:text-properties style:font-name="DejaVu Sans Condensed" officeooo:paragraph-rsid="00355842"/>
    </style:style>
    <style:style style:name="P14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2455c7" officeooo:paragraph-rsid="002455c7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38e3fc" officeooo:paragraph-rsid="0038e3fc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23ad89" officeooo:paragraph-rsid="0023ad89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23ad89" officeooo:paragraph-rsid="0039d7d5" style:font-size-asian="12pt" style:font-style-asian="normal" style:font-size-complex="12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329b70" officeooo:paragraph-rsid="00329b70" style:font-size-asian="12pt" style:font-style-asian="normal" style:font-size-complex="12pt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39d7d5" officeooo:paragraph-rsid="0039d7d5" style:font-size-asian="12pt" style:font-style-asian="normal" style:font-size-complex="12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officeooo:rsid="00355842" officeooo:paragraph-rsid="00355842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officeooo:rsid="002455c7" officeooo:paragraph-rsid="002455c7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officeooo:rsid="0038e3fc" officeooo:paragraph-rsid="0038e3fc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ff0000" loext:opacity="100%" style:font-name="DejaVu Sans Condensed"/>
    </style:style>
    <style:style style:name="P26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paragraph-rsid="00254249"/>
    </style:style>
    <style:style style:name="P27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6a019" officeooo:paragraph-rsid="0036a019"/>
    </style:style>
    <style:style style:name="P28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412f4" officeooo:paragraph-rsid="003412f4"/>
    </style:style>
    <style:style style:name="P29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29b70"/>
    </style:style>
    <style:style style:name="P30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weight="bold" officeooo:rsid="00254249" officeooo:paragraph-rsid="00254249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254249" officeooo:paragraph-rsid="00254249"/>
    </style:style>
    <style:style style:name="P32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26be45" officeooo:paragraph-rsid="0026be45"/>
    </style:style>
    <style:style style:name="P33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a1829" officeooo:paragraph-rsid="003a1829"/>
    </style:style>
    <style:style style:name="P34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b9b41" officeooo:paragraph-rsid="003b9b41"/>
    </style:style>
    <style:style style:name="P35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be290" officeooo:paragraph-rsid="003be290"/>
    </style:style>
    <style:style style:name="P36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ca035" officeooo:paragraph-rsid="003ca035"/>
    </style:style>
    <style:style style:name="P37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2455c7" officeooo:paragraph-rsid="002455c7" style:font-size-asian="12pt" style:font-style-asian="normal" style:font-size-complex="12pt" style:font-style-complex="normal"/>
    </style:style>
    <style:style style:name="P38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31294d" officeooo:paragraph-rsid="0031294d" style:font-size-asian="12pt" style:font-style-asian="normal" style:font-size-complex="12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23ad89" officeooo:paragraph-rsid="0021e713" style:font-size-asian="12pt" style:font-style-asian="normal" style:font-size-complex="12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23ad89" officeooo:paragraph-rsid="0023ad89" style:font-size-asian="12pt" style:font-style-asian="normal" style:font-size-complex="12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36a019" officeooo:paragraph-rsid="0036a019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3412f4" officeooo:paragraph-rsid="003412f4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2455c7" officeooo:paragraph-rsid="002455c7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color="#2a6099" loext:opacity="100%" style:font-name="DejaVu Sans Condensed"/>
    </style:style>
    <style:style style:name="P47" style:family="paragraph" style:parent-style-name="Table_20_Contents">
      <style:paragraph-properties fo:text-align="center" style:justify-single-word="false"/>
      <style:text-properties fo:color="#2a6099" loext:opacity="100%" style:font-name="DejaVu Sans Condensed" officeooo:paragraph-rsid="0026be45"/>
    </style:style>
    <style:style style:name="P48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weight="bold" officeooo:rsid="00254249" officeooo:paragraph-rsid="00254249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2a6099" loext:opacity="100%" style:font-name="DejaVu Sans Condensed" officeooo:rsid="00254249" officeooo:paragraph-rsid="00254249"/>
    </style:style>
    <style:style style:name="P50" style:family="paragraph" style:parent-style-name="Table_20_Contents">
      <style:paragraph-properties fo:text-align="center" style:justify-single-word="false"/>
      <style:text-properties fo:color="#2a6099" loext:opacity="100%" style:font-name="DejaVu Sans Condensed" officeooo:rsid="0026be45" officeooo:paragraph-rsid="0026be45"/>
    </style:style>
    <style:style style:name="P51" style:family="paragraph" style:parent-style-name="Standard">
      <style:paragraph-properties fo:text-align="start" style:justify-single-word="false"/>
      <style:text-properties officeooo:paragraph-rsid="00254249"/>
    </style:style>
    <style:style style:name="P52" style:family="paragraph" style:parent-style-name="Standard">
      <style:paragraph-properties fo:text-align="start" style:justify-single-word="false"/>
      <style:text-properties style:font-name="DejaVu Sans Condensed" fo:font-weight="bold" officeooo:rsid="003fa35f" officeooo:paragraph-rsid="003fa35f" style:font-weight-asian="bold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DejaVu Sans Condensed" officeooo:rsid="003fa35f" officeooo:paragraph-rsid="003fa35f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3fa35f" officeooo:paragraph-rsid="003fa35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DejaVu Sans Condensed" officeooo:rsid="006b3945" officeooo:paragraph-rsid="003fa35f"/>
    </style:style>
    <style:style style:name="T1" style:family="text">
      <style:text-properties officeooo:rsid="0021e713"/>
    </style:style>
    <style:style style:name="T2" style:family="text">
      <style:text-properties officeooo:rsid="0023ad89"/>
    </style:style>
    <style:style style:name="T3" style:family="text">
      <style:text-properties officeooo:rsid="00254249"/>
    </style:style>
    <style:style style:name="T4" style:family="text">
      <style:text-properties officeooo:rsid="0026be45"/>
    </style:style>
    <style:style style:name="T5" style:family="text">
      <style:text-properties officeooo:rsid="0029c631"/>
    </style:style>
    <style:style style:name="T6" style:family="text">
      <style:text-properties officeooo:rsid="002d6447"/>
    </style:style>
    <style:style style:name="T7" style:family="text">
      <style:text-properties officeooo:rsid="002f1ecd"/>
    </style:style>
    <style:style style:name="T8" style:family="text">
      <style:text-properties officeooo:rsid="0031294d"/>
    </style:style>
    <style:style style:name="T9" style:family="text">
      <style:text-properties officeooo:rsid="00329b7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1ecd" style:font-weight-asian="normal" style:font-weight-complex="normal"/>
    </style:style>
    <style:style style:name="T12" style:family="text">
      <style:text-properties fo:color="#2a6099" loext:opacity="100%" fo:font-size="12pt" style:font-size-asian="12pt" style:font-size-complex="12pt"/>
    </style:style>
    <style:style style:name="T13" style:family="text">
      <style:text-properties fo:color="#2a6099" loext:opacity="100%" fo:font-size="12pt" officeooo:rsid="003412f4" style:font-size-asian="12pt" style:font-size-complex="12pt"/>
    </style:style>
    <style:style style:name="T14" style:family="text">
      <style:text-properties officeooo:rsid="0038e3fc"/>
    </style:style>
    <style:style style:name="T1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3fa35f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3fa85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weight="bold" officeooo:rsid="00254249" style:font-weight-asian="bold" style:font-weight-complex="bold"/>
    </style:style>
    <style:style style:name="T19" style:family="text">
      <style:text-properties fo:font-weight="bold" officeooo:rsid="00287426" style:font-weight-asian="bold" style:font-weight-complex="bold"/>
    </style:style>
    <style:style style:name="T20" style:family="text">
      <style:text-properties fo:font-weight="bold" officeooo:rsid="002b186b" style:font-weight-asian="bold" style:font-weight-complex="bold"/>
    </style:style>
    <style:style style:name="T21" style:family="text">
      <style:text-properties officeooo:rsid="00287426"/>
    </style:style>
    <style:style style:name="T22" style:family="text">
      <style:text-properties officeooo:rsid="002d16e1"/>
    </style:style>
    <style:style style:name="T23" style:family="text">
      <style:text-properties officeooo:rsid="00355842"/>
    </style:style>
    <style:style style:name="T24" style:family="text">
      <style:text-properties officeooo:rsid="0039d7d5"/>
    </style:style>
    <style:style style:name="T25" style:family="text">
      <style:text-properties style:font-name="DejaVu Sans Condensed" fo:font-size="12pt" fo:font-weight="bold" officeooo:rsid="00287426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e86e8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54249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9065f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76422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25">00</text:span><text:span text:style-name="T26">4</text:span><text:span text:style-name="T25"> - </text:span><text:span text:style-name="T27">Threat Database </text:span><text:span text:style-name="T28">and RWR symbol</text:span><text:span text:style-name="T29">s</text:span></text:p>
      <text:p text:style-name="P7"/>
      <text:p text:style-name="P8">Ground Threats<text:span text:style-name="T10"> -- </text:span><text:span text:style-name="T11">Altitudes rounded up to the next 100 f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rows-spanned="2" office:value-type="string">
            <text:p text:style-name="P1">RWR <text:s/></text:p>
          </table:table-cell>
          <table:table-cell table:style-name="Table2.A1" table:number-rows-spanned="2" office:value-type="string">
            <text:p text:style-name="P5">Name</text:p>
          </table:table-cell>
          <table:table-cell table:style-name="Table2.A1" table:number-columns-spanned="3" office:value-type="string">
            <text:p text:style-name="P1">Range <text:span text:style-name="T4">nmi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">Altitude <text:span text:style-name="T1">ft</text:span></text:p>
          </table:table-cell>
          <table:covered-table-cell/>
          <table:table-cell table:style-name="Table2.A1" table:number-rows-spanned="2" office:value-type="string">
            <text:p text:style-name="P6">Guid<text:span text:style-name="T2">ance</text:span></text:p>
            <text:p text:style-name="P6">type</text:p>
          </table:table-cell>
          <table:table-cell table:style-name="Table2.I1" table:number-rows-spanned="2" office:value-type="string">
            <text:p text:style-name="P1">Ammo 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C2" office:value-type="string">
            <text:p text:style-name="P3">L. <text:span text:style-name="T7">Alt.</text:span></text:p>
            <text:p text:style-name="P3"><text:span text:style-name="T7">M</text:span>in</text:p>
          </table:table-cell>
          <table:table-cell table:style-name="Table2.C2" office:value-type="string">
            <text:p text:style-name="P4">L. <text:span text:style-name="T7">Alt.</text:span></text:p>
            <text:p text:style-name="P4"><text:span text:style-name="T7">M</text:span>ax</text:p>
          </table:table-cell>
          <table:table-cell table:style-name="Table2.C2" office:value-type="string">
            <text:p text:style-name="P2"><text:span text:style-name="T6">H. </text:span><text:span text:style-name="T7">Alt.</text:span></text:p>
            <text:p text:style-name="P2">Max </text:p>
          </table:table-cell>
          <table:table-cell table:style-name="Table2.C2" office:value-type="string">
            <text:p text:style-name="P1">Min </text:p>
          </table:table-cell>
          <table:table-cell table:style-name="Table2.C2" office:value-type="string">
            <text:p text:style-name="P1">Max </text:p>
          </table:table-cell>
          <table:covered-table-cell table:style-name="Table2.A1"/>
          <table:covered-table-cell table:style-name="Table2.I1"/>
        </table:table-row>
        <table:table-row>
          <table:table-cell table:style-name="Table2.C2" office:value-type="string">
            <text:p text:style-name="P14">--</text:p>
          </table:table-cell>
          <table:table-cell table:style-name="Table2.C2" office:value-type="string">
            <text:p text:style-name="P14">ZU-23-2</text:p>
          </table:table-cell>
          <table:table-cell table:style-name="Table2.C2" office:value-type="string">
            <text:p text:style-name="P21">0</text:p>
          </table:table-cell>
          <table:table-cell table:style-name="Table2.C2" table:number-columns-spanned="2" office:value-type="string">
            <text:p text:style-name="P21">1.1</text:p>
          </table:table-cell>
          <table:covered-table-cell/>
          <table:table-cell table:style-name="Table2.C2" office:value-type="string">
            <text:p text:style-name="P21">0</text:p>
          </table:table-cell>
          <table:table-cell table:style-name="Table2.G3" office:value-type="float" office:value="6700">
            <text:p text:style-name="P25">6,700</text:p>
          </table:table-cell>
          <table:table-cell table:style-name="Table2.C2" office:value-type="string">
            <text:p text:style-name="P22">O<text:span text:style-name="T14">p</text:span></text:p>
          </table:table-cell>
          <table:table-cell table:style-name="Table2.I3" office:value-type="string">
            <text:p text:style-name="P23">100</text:p>
          </table:table-cell>
        </table:table-row>
        <table:table-row>
          <table:table-cell table:style-name="Table2.C2" office:value-type="string">
            <text:p text:style-name="P14">A</text:p>
          </table:table-cell>
          <table:table-cell table:style-name="Table2.C2" office:value-type="string">
            <text:p text:style-name="P14">ZSU-23-4</text:p>
          </table:table-cell>
          <table:table-cell table:style-name="Table2.C2" office:value-type="string">
            <text:p text:style-name="P21">0</text:p>
          </table:table-cell>
          <table:table-cell table:style-name="Table2.C2" table:number-columns-spanned="2" office:value-type="string">
            <text:p text:style-name="P21">1.1</text:p>
          </table:table-cell>
          <table:covered-table-cell/>
          <table:table-cell table:style-name="Table2.C2" office:value-type="string">
            <text:p text:style-name="P21">0</text:p>
          </table:table-cell>
          <table:table-cell table:style-name="Table2.G3" office:value-type="float" office:value="6700">
            <text:p text:style-name="P25">6,700</text:p>
          </table:table-cell>
          <table:table-cell table:style-name="Table2.C2" office:value-type="string">
            <text:p text:style-name="P24">Rad</text:p>
          </table:table-cell>
          <table:table-cell table:style-name="Table2.I3" office:value-type="string">
            <text:p text:style-name="P23">2000</text:p>
          </table:table-cell>
        </table:table-row>
        <table:table-row>
          <table:table-cell table:style-name="Table2.C2" office:value-type="string">
            <text:p text:style-name="P14">--</text:p>
          </table:table-cell>
          <table:table-cell table:style-name="Table2.C2" office:value-type="string">
            <text:p text:style-name="P14">ZSU-57-2</text:p>
          </table:table-cell>
          <table:table-cell table:style-name="Table2.C2" office:value-type="string">
            <text:p text:style-name="P21">0</text:p>
          </table:table-cell>
          <table:table-cell table:style-name="Table2.C2" table:number-columns-spanned="2" office:value-type="string">
            <text:p text:style-name="P21">3.8</text:p>
          </table:table-cell>
          <table:covered-table-cell/>
          <table:table-cell table:style-name="Table2.C2" office:value-type="string">
            <text:p text:style-name="P21">0</text:p>
          </table:table-cell>
          <table:table-cell table:style-name="Table2.G3" office:value-type="float" office:value="13200">
            <text:p text:style-name="P25">13,200</text:p>
          </table:table-cell>
          <table:table-cell table:style-name="Table2.C2" office:value-type="string">
            <text:p text:style-name="P22">O<text:span text:style-name="T14">p</text:span></text:p>
          </table:table-cell>
          <table:table-cell table:style-name="Table2.I3" office:value-type="string">
            <text:p text:style-name="P23">254</text:p>
          </table:table-cell>
        </table:table-row>
        <table:table-row>
          <table:table-cell table:style-name="Table2.C2" office:value-type="string">
            <text:p text:style-name="P15">2</text:p>
          </table:table-cell>
          <table:table-cell table:style-name="Table2.C2" office:value-type="string">
            <text:p text:style-name="P15">SA-2</text:p>
          </table:table-cell>
          <table:table-cell table:style-name="Table2.C6" office:value-type="float" office:value="3.8">
            <text:p text:style-name="P25">3.8</text:p>
          </table:table-cell>
          <table:table-cell table:style-name="Table2.C6" office:value-type="float" office:value="21.6">
            <text:p text:style-name="P25">21.6</text:p>
          </table:table-cell>
          <table:table-cell table:style-name="Table2.C6" office:value-type="float" office:value="16.2">
            <text:p text:style-name="P25">16.2</text:p>
          </table:table-cell>
          <table:table-cell table:style-name="Table2.F6" office:value-type="float" office:value="328">
            <text:p text:style-name="P25">328</text:p>
          </table:table-cell>
          <table:table-cell table:style-name="Table2.G3" office:value-type="float" office:value="82100">
            <text:p text:style-name="P25">82,100</text:p>
          </table:table-cell>
          <table:table-cell table:style-name="Table2.C2" office:value-type="string">
            <text:p text:style-name="P16"><text:span text:style-name="T24">Rad-</text:span>CMD</text:p>
          </table:table-cell>
          <table:table-cell table:style-name="Table2.I3" office:value-type="string">
            <text:p text:style-name="P15">1/Ln</text:p>
          </table:table-cell>
        </table:table-row>
        <table:table-row>
          <table:table-cell table:style-name="Table2.C2" office:value-type="string">
            <text:p text:style-name="P15">3</text:p>
          </table:table-cell>
          <table:table-cell table:style-name="Table2.C2" office:value-type="string">
            <text:p text:style-name="P15">SA-3</text:p>
          </table:table-cell>
          <table:table-cell table:style-name="Table2.C6" office:value-type="float" office:value="1.8898495">
            <text:p text:style-name="P25">1.9</text:p>
          </table:table-cell>
          <table:table-cell table:style-name="Table2.C6" office:value-type="float" office:value="5.939527">
            <text:p text:style-name="P25">5.9</text:p>
          </table:table-cell>
          <table:table-cell table:style-name="Table2.C6" office:value-type="float" office:value="13.498925">
            <text:p text:style-name="P25">13.5</text:p>
          </table:table-cell>
          <table:table-cell table:style-name="Table2.F6" office:value-type="float" office:value="656.168">
            <text:p text:style-name="P25">656</text:p>
          </table:table-cell>
          <table:table-cell table:style-name="Table2.G3" office:value-type="float" office:value="59100">
            <text:p text:style-name="P25">59,100</text:p>
          </table:table-cell>
          <table:table-cell table:style-name="Table2.C2" office:value-type="string">
            <text:p text:style-name="P16"><text:span text:style-name="T24">Rad-</text:span>CMD</text:p>
          </table:table-cell>
          <table:table-cell table:style-name="Table2.I3" office:value-type="string">
            <text:p text:style-name="P15">4/Ln</text:p>
          </table:table-cell>
        </table:table-row>
        <table:table-row>
          <table:table-cell table:style-name="Table2.C2" office:value-type="string">
            <text:p text:style-name="P16">5</text:p>
          </table:table-cell>
          <table:table-cell table:style-name="Table2.C2" office:value-type="string">
            <text:p text:style-name="P16">SA-5</text:p>
          </table:table-cell>
          <table:table-cell table:style-name="Table2.C2" office:value-type="string">
            <text:p text:style-name="P34">15-20?</text:p>
          </table:table-cell>
          <table:table-cell table:style-name="Table2.C2" office:value-type="string">
            <text:p text:style-name="P35">40?</text:p>
          </table:table-cell>
          <table:table-cell table:style-name="Table2.C2" office:value-type="string">
            <text:p text:style-name="P33">138</text:p>
          </table:table-cell>
          <table:table-cell table:style-name="Table2.C2" office:value-type="string">
            <text:p text:style-name="P34">1000?</text:p>
          </table:table-cell>
          <table:table-cell table:style-name="Table2.C2" office:value-type="string">
            <text:p text:style-name="P36">too high</text:p>
          </table:table-cell>
          <table:table-cell table:style-name="Table2.C2" office:value-type="string">
            <text:p text:style-name="P16">SARH</text:p>
          </table:table-cell>
          <table:table-cell table:style-name="Table2.I3" office:value-type="string">
            <text:p text:style-name="P15"/>
          </table:table-cell>
        </table:table-row>
        <table:table-row>
          <table:table-cell table:style-name="Table2.C2" office:value-type="string">
            <text:p text:style-name="P15">6</text:p>
          </table:table-cell>
          <table:table-cell table:style-name="Table2.C2" office:value-type="string">
            <text:p text:style-name="P15">SA-6 </text:p>
          </table:table-cell>
          <table:table-cell table:style-name="Table2.C6" office:value-type="float" office:value="2.159828">
            <text:p text:style-name="P25">2.2</text:p>
          </table:table-cell>
          <table:table-cell table:style-name="Table2.C6" office:value-type="float" office:value="13.498925">
            <text:p text:style-name="P25">13.5</text:p>
          </table:table-cell>
          <table:table-cell table:style-name="Table2.C6" office:value-type="float" office:value="13.498925">
            <text:p text:style-name="P25">13.5</text:p>
          </table:table-cell>
          <table:table-cell table:style-name="Table2.F6" office:value-type="float" office:value="98.4252">
            <text:p text:style-name="P25">98</text:p>
          </table:table-cell>
          <table:table-cell table:style-name="Table2.G3" office:value-type="float" office:value="26300">
            <text:p text:style-name="P25">26,300</text:p>
          </table:table-cell>
          <table:table-cell table:style-name="Table2.C2" office:value-type="string">
            <text:p text:style-name="P16"><text:span text:style-name="T24">Rad-</text:span>CMD/SARH</text:p>
          </table:table-cell>
          <table:table-cell table:style-name="Table2.I3" office:value-type="string">
            <text:p text:style-name="P15">3/TEL </text:p>
          </table:table-cell>
        </table:table-row>
        <table:table-row>
          <table:table-cell table:style-name="Table2.C2" office:value-type="string">
            <text:p text:style-name="P15">8</text:p>
          </table:table-cell>
          <table:table-cell table:style-name="Table2.C2" office:value-type="string">
            <text:p text:style-name="P15">SA-8</text:p>
          </table:table-cell>
          <table:table-cell table:style-name="Table2.C6" office:value-type="float" office:value="0.8099355">
            <text:p text:style-name="P25">0.8</text:p>
          </table:table-cell>
          <table:table-cell table:style-name="Table2.C6" office:value-type="float" office:value="4.5896345">
            <text:p text:style-name="P25">4.6</text:p>
          </table:table-cell>
          <table:table-cell table:style-name="Table2.C6" office:value-type="float" office:value="5.5615571">
            <text:p text:style-name="P25">5.6</text:p>
          </table:table-cell>
          <table:table-cell table:style-name="Table2.F6" office:value-type="float" office:value="32.8084">
            <text:p text:style-name="P25">33</text:p>
          </table:table-cell>
          <table:table-cell table:style-name="Table2.G3" office:value-type="float" office:value="16500">
            <text:p text:style-name="P25">16,500</text:p>
          </table:table-cell>
          <table:table-cell table:style-name="Table2.C2" office:value-type="string">
            <text:p text:style-name="P16"><text:span text:style-name="T24">Rad-</text:span>CMD</text:p>
          </table:table-cell>
          <table:table-cell table:style-name="Table2.I3" office:value-type="string">
            <text:p text:style-name="P15">6/Veh</text:p>
          </table:table-cell>
        </table:table-row>
        <table:table-row>
          <table:table-cell table:style-name="Table2.C2" office:value-type="string">
            <text:p text:style-name="P15">--</text:p>
          </table:table-cell>
          <table:table-cell table:style-name="Table2.C2" office:value-type="string">
            <text:p text:style-name="P15">SA-9</text:p>
          </table:table-cell>
          <table:table-cell table:style-name="Table2.C6" office:value-type="float" office:value="0.4319656">
            <text:p text:style-name="P25">0.4</text:p>
          </table:table-cell>
          <table:table-cell table:style-name="Table2.C6" office:value-type="float" office:value="2.2678194">
            <text:p text:style-name="P25">2.3</text:p>
          </table:table-cell>
          <table:table-cell table:style-name="Table2.C6" office:value-type="float" office:value="2.2678194">
            <text:p text:style-name="P25">2.3</text:p>
          </table:table-cell>
          <table:table-cell table:style-name="Table2.F6" office:value-type="float" office:value="98.4252">
            <text:p text:style-name="P25">98</text:p>
          </table:table-cell>
          <table:table-cell table:style-name="Table2.G3" office:value-type="float" office:value="11500">
            <text:p text:style-name="P25">11,500</text:p>
          </table:table-cell>
          <table:table-cell table:style-name="Table2.C2" office:value-type="string">
            <text:p text:style-name="P15">IR</text:p>
          </table:table-cell>
          <table:table-cell table:style-name="Table2.I3" office:value-type="string">
            <text:p text:style-name="P15">4/Veh</text:p>
          </table:table-cell>
        </table:table-row>
        <table:table-row>
          <table:table-cell table:style-name="Table2.C2" office:value-type="string">
            <text:p text:style-name="P15">10, BB, CS</text:p>
          </table:table-cell>
          <table:table-cell table:style-name="Table2.C2" office:value-type="string">
            <text:p text:style-name="P15">SA-10</text:p>
          </table:table-cell>
          <table:table-cell table:style-name="Table2.C6" office:value-type="float" office:value="2.699785">
            <text:p text:style-name="P25">2.7</text:p>
          </table:table-cell>
          <table:table-cell table:style-name="Table2.C6" office:value-type="float" office:value="21.59828">
            <text:p text:style-name="P25">21.6</text:p>
          </table:table-cell>
          <table:table-cell table:style-name="Table2.C6" office:value-type="float" office:value="40.496775">
            <text:p text:style-name="P25">40.5</text:p>
          </table:table-cell>
          <table:table-cell table:style-name="Table2.F6" office:value-type="float" office:value="82.021">
            <text:p text:style-name="P25">82</text:p>
          </table:table-cell>
          <table:table-cell table:style-name="Table2.G3" office:value-type="float" office:value="98500">
            <text:p text:style-name="P25">98,500</text:p>
          </table:table-cell>
          <table:table-cell table:style-name="Table2.C2" office:value-type="string">
            <text:p text:style-name="P20">SARH</text:p>
          </table:table-cell>
          <table:table-cell table:style-name="Table2.I3" office:value-type="string">
            <text:p text:style-name="P15">4/TEL </text:p>
          </table:table-cell>
        </table:table-row>
        <table:table-row>
          <table:table-cell table:style-name="Table2.C2" office:value-type="string">
            <text:p text:style-name="P15">11, SD</text:p>
          </table:table-cell>
          <table:table-cell table:style-name="Table2.C2" office:value-type="string">
            <text:p text:style-name="P15">SA-11</text:p>
          </table:table-cell>
          <table:table-cell table:style-name="Table2.C6" office:value-type="float" office:value="1.79265724">
            <text:p text:style-name="P25">1.8</text:p>
          </table:table-cell>
          <table:table-cell table:style-name="Table2.C6" office:value-type="float" office:value="13.7689035">
            <text:p text:style-name="P25">13.8</text:p>
          </table:table-cell>
          <table:table-cell table:style-name="Table2.C6" office:value-type="float" office:value="18.898495">
            <text:p text:style-name="P25">18.9</text:p>
          </table:table-cell>
          <table:table-cell table:style-name="Table2.F6" office:value-type="float" office:value="49.2126">
            <text:p text:style-name="P25">49</text:p>
          </table:table-cell>
          <table:table-cell table:style-name="Table2.G3" office:value-type="float" office:value="72200">
            <text:p text:style-name="P25">72,200</text:p>
          </table:table-cell>
          <table:table-cell table:style-name="Table2.C2" office:value-type="string">
            <text:p text:style-name="P20">SARH</text:p>
          </table:table-cell>
          <table:table-cell table:style-name="Table2.I3" office:value-type="string">
            <text:p text:style-name="P15">4/TEL </text:p>
          </table:table-cell>
        </table:table-row>
        <table:table-row>
          <table:table-cell table:style-name="Table2.C2" office:value-type="string">
            <text:p text:style-name="P15">13</text:p>
          </table:table-cell>
          <table:table-cell table:style-name="Table2.C2" office:value-type="string">
            <text:p text:style-name="P15">SA-13</text:p>
          </table:table-cell>
          <table:table-cell table:style-name="Table2.C6" office:value-type="float" office:value="0.4319656">
            <text:p text:style-name="P25">0.4</text:p>
          </table:table-cell>
          <table:table-cell table:style-name="Table2.C6" office:value-type="float" office:value="2.699785">
            <text:p text:style-name="P25">2.7</text:p>
          </table:table-cell>
          <table:table-cell table:style-name="Table2.C6" office:value-type="float" office:value="2.699785">
            <text:p text:style-name="P25">2.7</text:p>
          </table:table-cell>
          <table:table-cell table:style-name="Table2.F6" office:value-type="float" office:value="32.8084">
            <text:p text:style-name="P25">33</text:p>
          </table:table-cell>
          <table:table-cell table:style-name="Table2.G3" office:value-type="float" office:value="11500">
            <text:p text:style-name="P25">11,500</text:p>
          </table:table-cell>
          <table:table-cell table:style-name="Table2.C2" office:value-type="string">
            <text:p text:style-name="P15">IR</text:p>
          </table:table-cell>
          <table:table-cell table:style-name="Table2.I3" office:value-type="string">
            <text:p text:style-name="P15">4/Veh</text:p>
          </table:table-cell>
        </table:table-row>
        <table:table-row>
          <table:table-cell table:style-name="Table2.C2" office:value-type="string">
            <text:p text:style-name="P15">15</text:p>
          </table:table-cell>
          <table:table-cell table:style-name="Table2.C2" office:value-type="string">
            <text:p text:style-name="P15">SA-15</text:p>
          </table:table-cell>
          <table:table-cell table:style-name="Table2.C6" office:value-type="float" office:value="0.8099355">
            <text:p text:style-name="P25">0.8</text:p>
          </table:table-cell>
          <table:table-cell table:style-name="Table2.C6" office:value-type="float" office:value="6.479484">
            <text:p text:style-name="P25">6.5</text:p>
          </table:table-cell>
          <table:table-cell table:style-name="Table2.C6" office:value-type="float" office:value="6.479484">
            <text:p text:style-name="P25">6.5</text:p>
          </table:table-cell>
          <table:table-cell table:style-name="Table2.F6" office:value-type="float" office:value="32.8084">
            <text:p text:style-name="P25">33</text:p>
          </table:table-cell>
          <table:table-cell table:style-name="Table2.G3" office:value-type="float" office:value="19700">
            <text:p text:style-name="P25">19,700</text:p>
          </table:table-cell>
          <table:table-cell table:style-name="Table2.C2" office:value-type="string">
            <text:p text:style-name="P20">EO/Rad-CMD</text:p>
          </table:table-cell>
          <table:table-cell table:style-name="Table2.I3" office:value-type="string">
            <text:p text:style-name="P15">7/Veh </text:p>
          </table:table-cell>
        </table:table-row>
        <table:table-row>
          <table:table-cell table:style-name="Table2.C2" office:value-type="string">
            <text:p text:style-name="P15">--</text:p>
          </table:table-cell>
          <table:table-cell table:style-name="Table2.C2" office:value-type="string">
            <text:p text:style-name="P14">SA-1<text:span text:style-name="T8">8</text:span></text:p>
          </table:table-cell>
          <table:table-cell table:style-name="Table2.C6" office:value-type="float" office:value="0.2699785">
            <text:p text:style-name="P25">0.3</text:p>
          </table:table-cell>
          <table:table-cell table:style-name="Table2.C6" office:value-type="float" office:value="2.4298065">
            <text:p text:style-name="P25">2.4</text:p>
          </table:table-cell>
          <table:table-cell table:style-name="Table2.C6" office:value-type="float" office:value="2.4298065">
            <text:p text:style-name="P25">2.4</text:p>
          </table:table-cell>
          <table:table-cell table:style-name="Table2.F6" office:value-type="float" office:value="32.8084">
            <text:p text:style-name="P25">33</text:p>
          </table:table-cell>
          <table:table-cell table:style-name="Table2.G3" office:value-type="float" office:value="11500">
            <text:p text:style-name="P25">11,500</text:p>
          </table:table-cell>
          <table:table-cell table:style-name="Table2.C2" office:value-type="string">
            <text:p text:style-name="P23">IR </text:p>
          </table:table-cell>
          <table:table-cell table:style-name="Table2.I3" office:value-type="string">
            <text:p text:style-name="P14">1/Ln</text:p>
          </table:table-cell>
        </table:table-row>
        <table:table-row>
          <table:table-cell table:style-name="Table2.C2" table:number-rows-spanned="2" office:value-type="string">
            <text:p text:style-name="P15">S6</text:p>
          </table:table-cell>
          <table:table-cell table:style-name="Table2.C2" office:value-type="string">
            <text:p text:style-name="P15">SA-19/<text:span text:style-name="T3">2S6 </text:span><text:span text:style-name="T9">Gun</text:span></text:p>
          </table:table-cell>
          <table:table-cell table:style-name="Table2.C2" office:value-type="string">
            <text:p text:style-name="P27">0</text:p>
          </table:table-cell>
          <table:table-cell table:style-name="Table2.C6" table:number-columns-spanned="2" office:value-type="float" office:value="1.9">
            <text:p text:style-name="P28">1.9</text:p>
          </table:table-cell>
          <table:covered-table-cell/>
          <table:table-cell table:style-name="Table2.C2" office:value-type="string">
            <text:p text:style-name="P29">0</text:p>
          </table:table-cell>
          <table:table-cell table:style-name="Table2.G3" office:value-type="float" office:value="9900">
            <text:p text:style-name="P25">9,900</text:p>
          </table:table-cell>
          <table:table-cell table:style-name="Table2.C2" office:value-type="string">
            <text:p text:style-name="P18"><text:span text:style-name="T8">O</text:span><text:span text:style-name="T24">p</text:span><text:span text:style-name="T8">/R</text:span><text:span text:style-name="T24">ad</text:span><text:span text:style-name="T8">/</text:span>L<text:span text:style-name="T24">as</text:span></text:p>
          </table:table-cell>
          <table:table-cell table:style-name="Table2.I3" office:value-type="string">
            <text:p text:style-name="P19">1936</text:p>
          </table:table-cell>
        </table:table-row>
        <table:table-row>
          <table:covered-table-cell table:style-name="Table2.C2"/>
          <table:table-cell table:style-name="Table2.C2" office:value-type="string">
            <text:p text:style-name="P15">SA-19/<text:span text:style-name="T3">2S6 </text:span><text:span text:style-name="T9">Msl</text:span></text:p>
          </table:table-cell>
          <table:table-cell table:style-name="Table2.C6" office:value-type="float" office:value="1.079914">
            <text:p text:style-name="P25">1.1</text:p>
          </table:table-cell>
          <table:table-cell table:style-name="Table2.C6" office:value-type="float" office:value="4.319656">
            <text:p text:style-name="P25">4.3</text:p>
          </table:table-cell>
          <table:table-cell table:style-name="Table2.C6" office:value-type="float" office:value="4.319656">
            <text:p text:style-name="P25">4.3</text:p>
          </table:table-cell>
          <table:table-cell table:style-name="Table2.C2" office:value-type="string">
            <text:p text:style-name="P25">48</text:p>
          </table:table-cell>
          <table:table-cell table:style-name="Table2.G3" office:value-type="float" office:value="11500">
            <text:p text:style-name="P25">11,500</text:p>
          </table:table-cell>
          <table:table-cell table:style-name="Table2.C2" office:value-type="string">
            <text:p text:style-name="P20">Op-CMD</text:p>
          </table:table-cell>
          <table:table-cell table:style-name="Table2.I3" office:value-type="string">
            <text:p text:style-name="P15">8/Veh </text:p>
          </table:table-cell>
        </table:table-row>
        <table:table-row>
          <table:table-cell table:style-name="Table2.C2" office:value-type="string">
            <text:p text:style-name="P14">DE</text:p>
          </table:table-cell>
          <table:table-cell table:style-name="Table2.C2" office:value-type="string">
            <text:p text:style-name="P14">Dog Ear <text:span text:style-name="T3">radar</text:span></text:p>
          </table:table-cell>
          <table:table-cell table:style-name="Table2.C2" office:value-type="string">
            <text:p text:style-name="P15">--</text:p>
          </table:table-cell>
          <table:table-cell table:style-name="Table2.C2" office:value-type="string">
            <text:p text:style-name="P15">--</text:p>
          </table:table-cell>
          <table:table-cell table:style-name="Table2.C2" office:value-type="string">
            <text:p text:style-name="P15">--</text:p>
          </table:table-cell>
          <table:table-cell table:style-name="Table2.C2" office:value-type="string">
            <text:p text:style-name="P15">--</text:p>
          </table:table-cell>
          <table:table-cell table:style-name="Table2.C2" office:value-type="string">
            <text:p text:style-name="P25">--</text:p>
          </table:table-cell>
          <table:table-cell table:style-name="Table2.C2" office:value-type="string">
            <text:p text:style-name="P17">--</text:p>
          </table:table-cell>
          <table:table-cell table:style-name="Table2.I3" office:value-type="string">
            <text:p text:style-name="P15">--</text:p>
          </table:table-cell>
        </table:table-row>
        <table:table-row>
          <table:table-cell table:style-name="Table2.C2" office:value-type="string">
            <text:p text:style-name="P14">S</text:p>
          </table:table-cell>
          <table:table-cell table:style-name="Table2.C2" office:value-type="string">
            <text:p text:style-name="P14">Search <text:span text:style-name="T3">r</text:span>adar</text:p>
          </table:table-cell>
          <table:table-cell table:style-name="Table2.C2" office:value-type="string">
            <text:p text:style-name="P15">--</text:p>
          </table:table-cell>
          <table:table-cell table:style-name="Table2.C2" office:value-type="string">
            <text:p text:style-name="P15">--</text:p>
          </table:table-cell>
          <table:table-cell table:style-name="Table2.C2" office:value-type="string">
            <text:p text:style-name="P15">--</text:p>
          </table:table-cell>
          <table:table-cell table:style-name="Table2.C2" office:value-type="string">
            <text:p text:style-name="P15">--</text:p>
          </table:table-cell>
          <table:table-cell table:style-name="Table2.C2" office:value-type="string">
            <text:p text:style-name="P25">--</text:p>
          </table:table-cell>
          <table:table-cell table:style-name="Table2.C2" office:value-type="string">
            <text:p text:style-name="P17">--</text:p>
          </table:table-cell>
          <table:table-cell table:style-name="Table2.I3" office:value-type="string">
            <text:p text:style-name="P15">--</text:p>
          </table:table-cell>
        </table:table-row>
        <table:table-row>
          <table:table-cell table:style-name="Table2.C2" office:value-type="string">
            <text:p text:style-name="P37">A</text:p>
          </table:table-cell>
          <table:table-cell table:style-name="Table2.C2" office:value-type="string">
            <text:p text:style-name="P37">Gepard</text:p>
          </table:table-cell>
          <table:table-cell table:style-name="Table2.C2" office:value-type="string">
            <text:p text:style-name="P42">0</text:p>
          </table:table-cell>
          <table:table-cell table:style-name="Table2.C2" table:number-columns-spanned="2" office:value-type="string">
            <text:p text:style-name="P43">2.2</text:p>
          </table:table-cell>
          <table:covered-table-cell/>
          <table:table-cell table:style-name="Table2.C2" office:value-type="string">
            <text:p text:style-name="P43">0</text:p>
          </table:table-cell>
          <table:table-cell table:style-name="Table2.G3" office:value-type="float" office:value="9900">
            <text:p text:style-name="P46">9,900</text:p>
          </table:table-cell>
          <table:table-cell table:style-name="Table2.C2" office:value-type="string">
            <text:p text:style-name="P44">RAD</text:p>
          </table:table-cell>
          <table:table-cell table:style-name="Table2.I3" office:value-type="string">
            <text:p text:style-name="P45">660</text:p>
          </table:table-cell>
        </table:table-row>
        <table:table-row>
          <table:table-cell table:style-name="Table2.C2" office:value-type="string">
            <text:p text:style-name="P38">--</text:p>
          </table:table-cell>
          <table:table-cell table:style-name="Table2.C2" office:value-type="string">
            <text:p text:style-name="P37">M163</text:p>
          </table:table-cell>
          <table:table-cell table:style-name="Table2.C22" office:value-type="float" office:value="0">
            <text:p text:style-name="P42">0</text:p>
          </table:table-cell>
          <table:table-cell table:style-name="Table2.C2" table:number-columns-spanned="2" office:value-type="string">
            <text:p text:style-name="P43">1.1</text:p>
          </table:table-cell>
          <table:covered-table-cell/>
          <table:table-cell table:style-name="Table2.C2" office:value-type="string">
            <text:p text:style-name="P43">0</text:p>
          </table:table-cell>
          <table:table-cell table:style-name="Table2.G3" office:value-type="float" office:value="5000">
            <text:p text:style-name="P46">5,000</text:p>
          </table:table-cell>
          <table:table-cell table:style-name="Table2.C2" office:value-type="string">
            <text:p text:style-name="P44">OP</text:p>
          </table:table-cell>
          <table:table-cell table:style-name="Table2.I3" office:value-type="string">
            <text:p text:style-name="P11"><text:span text:style-name="T13">11</text:span><text:span text:style-name="T12">80</text:span></text:p>
          </table:table-cell>
        </table:table-row>
        <table:table-row>
          <table:table-cell table:style-name="Table2.C2" office:value-type="string">
            <text:p text:style-name="P38">--</text:p>
          </table:table-cell>
          <table:table-cell table:style-name="Table2.C2" office:value-type="string">
            <text:p text:style-name="P38">Avenger ADS </text:p>
          </table:table-cell>
          <table:table-cell table:style-name="Table2.C6" office:value-type="float" office:value="0.1079914">
            <text:p text:style-name="P46">0.1</text:p>
          </table:table-cell>
          <table:table-cell table:style-name="Table2.C6" office:value-type="float" office:value="2.7">
            <text:p text:style-name="P46">2.7</text:p>
          </table:table-cell>
          <table:table-cell table:style-name="Table2.C6" office:value-type="float" office:value="3.2">
            <text:p text:style-name="P46">3.2</text:p>
          </table:table-cell>
          <table:table-cell table:style-name="Table2.F6" office:value-type="float" office:value="33">
            <text:p text:style-name="P46">33</text:p>
          </table:table-cell>
          <table:table-cell table:style-name="Table2.G3" office:value-type="float" office:value="11500">
            <text:p text:style-name="P46">11,500</text:p>
          </table:table-cell>
          <table:table-cell table:style-name="Table2.C2" office:value-type="string">
            <text:p text:style-name="P38">IR</text:p>
          </table:table-cell>
          <table:table-cell table:style-name="Table2.I3" office:value-type="string">
            <text:p text:style-name="P38">8/Veh</text:p>
          </table:table-cell>
        </table:table-row>
        <table:table-row>
          <table:table-cell table:style-name="Table2.C2" office:value-type="string">
            <text:p text:style-name="P38">--</text:p>
          </table:table-cell>
          <table:table-cell table:style-name="Table2.C2" office:value-type="string">
            <text:p text:style-name="P38">M6 Linebacker </text:p>
          </table:table-cell>
          <table:table-cell table:style-name="Table2.C6" office:value-type="float" office:value="0.1079914">
            <text:p text:style-name="P46">0.1</text:p>
          </table:table-cell>
          <table:table-cell table:style-name="Table2.C6" office:value-type="float" office:value="2.699785">
            <text:p text:style-name="P46">2.7</text:p>
          </table:table-cell>
          <table:table-cell table:style-name="Table2.C6" office:value-type="float" office:value="3.239742">
            <text:p text:style-name="P46">3.2</text:p>
          </table:table-cell>
          <table:table-cell table:style-name="Table2.F6" office:value-type="float" office:value="32.8084">
            <text:p text:style-name="P46">33</text:p>
          </table:table-cell>
          <table:table-cell table:style-name="Table2.G3" office:value-type="float" office:value="11500">
            <text:p text:style-name="P46">11,500</text:p>
          </table:table-cell>
          <table:table-cell table:style-name="Table2.C2" office:value-type="string">
            <text:p text:style-name="P38">IR</text:p>
          </table:table-cell>
          <table:table-cell table:style-name="Table2.I3" office:value-type="string">
            <text:p text:style-name="P38">4/Veh</text:p>
          </table:table-cell>
        </table:table-row>
        <table:table-row>
          <table:table-cell table:style-name="Table2.C2" office:value-type="string">
            <text:p text:style-name="P38">--</text:p>
          </table:table-cell>
          <table:table-cell table:style-name="Table2.C2" office:value-type="string">
            <text:p text:style-name="P37">Stinge<text:span text:style-name="T8">r</text:span></text:p>
          </table:table-cell>
          <table:table-cell table:style-name="Table2.C6" office:value-type="float" office:value="0.1079914">
            <text:p text:style-name="P46">0.1</text:p>
          </table:table-cell>
          <table:table-cell table:style-name="Table2.C6" office:value-type="float" office:value="2.699785">
            <text:p text:style-name="P46">2.7</text:p>
          </table:table-cell>
          <table:table-cell table:style-name="Table2.C6" office:value-type="float" office:value="3.239742">
            <text:p text:style-name="P46">3.2</text:p>
          </table:table-cell>
          <table:table-cell table:style-name="Table2.F6" office:value-type="float" office:value="32.8084">
            <text:p text:style-name="P46">33</text:p>
          </table:table-cell>
          <table:table-cell table:style-name="Table2.G3" office:value-type="float" office:value="11500">
            <text:p text:style-name="P46">11,500</text:p>
          </table:table-cell>
          <table:table-cell table:style-name="Table2.C2" office:value-type="string">
            <text:p text:style-name="P45">IR </text:p>
          </table:table-cell>
          <table:table-cell table:style-name="Table2.I3" office:value-type="string">
            <text:p text:style-name="P37">1/Ln</text:p>
          </table:table-cell>
        </table:table-row>
        <table:table-row>
          <table:table-cell table:style-name="Table2.C2" office:value-type="string">
            <text:p text:style-name="P38">RT</text:p>
          </table:table-cell>
          <table:table-cell table:style-name="Table2.C2" office:value-type="string">
            <text:p text:style-name="P38">Rapier </text:p>
          </table:table-cell>
          <table:table-cell table:style-name="Table2.C6" office:value-type="float" office:value="0.2159828">
            <text:p text:style-name="P46">0.2</text:p>
          </table:table-cell>
          <table:table-cell table:style-name="Table2.C6" office:value-type="float" office:value="3.6717076">
            <text:p text:style-name="P46">3.7</text:p>
          </table:table-cell>
          <table:table-cell table:style-name="Table2.C6" office:value-type="float" office:value="3.6717076">
            <text:p text:style-name="P46">3.7</text:p>
          </table:table-cell>
          <table:table-cell table:style-name="Table2.F6" office:value-type="float" office:value="164.042">
            <text:p text:style-name="P46">164</text:p>
          </table:table-cell>
          <table:table-cell table:style-name="Table2.G3" office:value-type="float" office:value="9900">
            <text:p text:style-name="P46">9,900</text:p>
          </table:table-cell>
          <table:table-cell table:style-name="Table2.C2" office:value-type="string">
            <text:p text:style-name="P39">OP/RAD</text:p>
          </table:table-cell>
          <table:table-cell table:style-name="Table2.I3" office:value-type="string">
            <text:p text:style-name="P38">4/Ln</text:p>
          </table:table-cell>
        </table:table-row>
        <table:table-row>
          <table:table-cell table:style-name="Table2.C2" office:value-type="string">
            <text:p text:style-name="P38">RO</text:p>
          </table:table-cell>
          <table:table-cell table:style-name="Table2.C2" office:value-type="string">
            <text:p text:style-name="P38">Roland </text:p>
          </table:table-cell>
          <table:table-cell table:style-name="Table2.C6" office:value-type="float" office:value="0.2699785">
            <text:p text:style-name="P46">0.3</text:p>
          </table:table-cell>
          <table:table-cell table:style-name="Table2.C6" office:value-type="float" office:value="4.319656">
            <text:p text:style-name="P46">4.3</text:p>
          </table:table-cell>
          <table:table-cell table:style-name="Table2.C6" office:value-type="float" office:value="4.319656">
            <text:p text:style-name="P46">4.3</text:p>
          </table:table-cell>
          <table:table-cell table:style-name="Table2.F6" office:value-type="float" office:value="32.8084">
            <text:p text:style-name="P46">33</text:p>
          </table:table-cell>
          <table:table-cell table:style-name="Table2.G3" office:value-type="float" office:value="19700">
            <text:p text:style-name="P46">19,700</text:p>
          </table:table-cell>
          <table:table-cell table:style-name="Table2.C2" office:value-type="string">
            <text:p text:style-name="P40">RAD</text:p>
          </table:table-cell>
          <table:table-cell table:style-name="Table2.I3" office:value-type="string">
            <text:p text:style-name="P38">10/Veh</text:p>
          </table:table-cell>
        </table:table-row>
        <table:table-row>
          <table:table-cell table:style-name="Table2.C2" office:value-type="string">
            <text:p text:style-name="P38">--</text:p>
          </table:table-cell>
          <table:table-cell table:style-name="Table2.C2" office:value-type="string">
            <text:p text:style-name="P38">Chaparral </text:p>
          </table:table-cell>
          <table:table-cell table:style-name="Table2.C6" office:value-type="float" office:value="0.1619871">
            <text:p text:style-name="P46">0.2</text:p>
          </table:table-cell>
          <table:table-cell table:style-name="Table2.C6" office:value-type="float" office:value="4.5896345">
            <text:p text:style-name="P46">4.6</text:p>
          </table:table-cell>
          <table:table-cell table:style-name="Table2.C6" office:value-type="float" office:value="4.5896345">
            <text:p text:style-name="P46">4.6</text:p>
          </table:table-cell>
          <table:table-cell table:style-name="Table2.F6" office:value-type="float" office:value="16.4042">
            <text:p text:style-name="P46">16</text:p>
          </table:table-cell>
          <table:table-cell table:style-name="Table2.G3" office:value-type="float" office:value="9900">
            <text:p text:style-name="P46">9,900</text:p>
          </table:table-cell>
          <table:table-cell table:style-name="Table2.C2" office:value-type="string">
            <text:p text:style-name="P38">IR</text:p>
          </table:table-cell>
          <table:table-cell table:style-name="Table2.I3" office:value-type="string">
            <text:p text:style-name="P38">4/Veh</text:p>
          </table:table-cell>
        </table:table-row>
        <table:table-row>
          <table:table-cell table:style-name="Table2.C2" office:value-type="string">
            <text:p text:style-name="P38">HK</text:p>
          </table:table-cell>
          <table:table-cell table:style-name="Table2.C2" office:value-type="string">
            <text:p text:style-name="P38">Hawk </text:p>
          </table:table-cell>
          <table:table-cell table:style-name="Table2.C6" office:value-type="float" office:value="0.8099355">
            <text:p text:style-name="P46">0.8</text:p>
          </table:table-cell>
          <table:table-cell table:style-name="Table2.C6" office:value-type="float" office:value="11.879054">
            <text:p text:style-name="P46">11.9</text:p>
          </table:table-cell>
          <table:table-cell table:style-name="Table2.C6" office:value-type="float" office:value="24.298065">
            <text:p text:style-name="P46">24.3</text:p>
          </table:table-cell>
          <table:table-cell table:style-name="Table2.F6" office:value-type="float" office:value="82.021">
            <text:p text:style-name="P46">82</text:p>
          </table:table-cell>
          <table:table-cell table:style-name="Table2.G3" office:value-type="float" office:value="59100">
            <text:p text:style-name="P46">59,100</text:p>
          </table:table-cell>
          <table:table-cell table:style-name="Table2.C2" office:value-type="string">
            <text:p text:style-name="P41">RAD</text:p>
          </table:table-cell>
          <table:table-cell table:style-name="Table2.I3" office:value-type="string">
            <text:p text:style-name="P38">3/Ln</text:p>
          </table:table-cell>
        </table:table-row>
        <table:table-row>
          <table:table-cell table:style-name="Table2.C2" office:value-type="string">
            <text:p text:style-name="P38">PT</text:p>
          </table:table-cell>
          <table:table-cell table:style-name="Table2.C2" office:value-type="string">
            <text:p text:style-name="P38">Patriot </text:p>
          </table:table-cell>
          <table:table-cell table:style-name="Table2.C6" office:value-type="float" office:value="1.619871">
            <text:p text:style-name="P46">1.6</text:p>
          </table:table-cell>
          <table:table-cell table:style-name="Table2.C6" office:value-type="float" office:value="16.19871">
            <text:p text:style-name="P46">16.2</text:p>
          </table:table-cell>
          <table:table-cell table:style-name="Table2.C6" office:value-type="float" office:value="64.79484">
            <text:p text:style-name="P46">64.8</text:p>
          </table:table-cell>
          <table:table-cell table:style-name="Table2.F6" office:value-type="float" office:value="82.021">
            <text:p text:style-name="P46">82</text:p>
          </table:table-cell>
          <table:table-cell table:style-name="Table2.G3" office:value-type="float" office:value="79600">
            <text:p text:style-name="P46">79,600</text:p>
          </table:table-cell>
          <table:table-cell table:style-name="Table2.C2" office:value-type="string">
            <text:p text:style-name="P41">RAD</text:p>
          </table:table-cell>
          <table:table-cell table:style-name="Table2.I30" office:value-type="string">
            <text:p text:style-name="P38">4/TEL</text:p>
          </table:table-cell>
        </table:table-row>
      </table:table>
      <text:p text:style-name="P9">CMD = Command Guidance</text:p>
      <text:p text:style-name="P10"><text:span text:style-name="T18">Air </text:span><text:span text:style-name="T19">and </text:span><text:span text:style-name="T20">Sea</text:span><text:span text:style-name="T19"> Threat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30">RWR</text:p>
          </table:table-cell>
          <table:table-cell table:style-name="Table1.A1" office:value-type="string">
            <text:p text:style-name="P30">Name</text:p>
          </table:table-cell>
          <table:table-cell table:style-name="Table1.A1" office:value-type="string">
            <text:p text:style-name="P48">RWR</text:p>
          </table:table-cell>
          <table:table-cell table:style-name="Table1.A1" office:value-type="string">
            <text:p text:style-name="P48">Name</text:p>
          </table:table-cell>
          <table:table-cell table:style-name="Table1.A1" office:value-type="string">
            <text:p text:style-name="P30">RWR</text:p>
          </table:table-cell>
          <table:table-cell table:style-name="Table1.F1" office:value-type="string">
            <text:p text:style-name="P30">Name</text:p>
          </table:table-cell>
        </table:table-row>
        <table:table-row>
          <table:table-cell table:style-name="Table1.A2" office:value-type="string">
            <text:p text:style-name="P31">19</text:p>
          </table:table-cell>
          <table:table-cell table:style-name="Table1.A2" office:value-type="string">
            <text:p text:style-name="P31">MiG-19</text:p>
          </table:table-cell>
          <table:table-cell table:style-name="Table1.A2" office:value-type="string">
            <text:p text:style-name="P49">AV</text:p>
          </table:table-cell>
          <table:table-cell table:style-name="Table1.A2" office:value-type="string">
            <text:p text:style-name="P49">AV-8B</text:p>
          </table:table-cell>
          <table:table-cell table:style-name="Table1.A2" office:value-type="string">
            <text:p text:style-name="P31">SW</text:p>
          </table:table-cell>
          <table:table-cell table:style-name="Table1.F2" office:value-type="string">
            <text:p text:style-name="P31">Kuznetsov <text:span text:style-name="T4">CV</text:span></text:p>
          </table:table-cell>
        </table:table-row>
        <table:table-row>
          <table:table-cell table:style-name="Table1.A2" office:value-type="string">
            <text:p text:style-name="P31">21</text:p>
          </table:table-cell>
          <table:table-cell table:style-name="Table1.A2" office:value-type="string">
            <text:p text:style-name="P31">MiG-21</text:p>
          </table:table-cell>
          <table:table-cell table:style-name="Table1.A2" office:value-type="string">
            <text:p text:style-name="P49">11</text:p>
          </table:table-cell>
          <table:table-cell table:style-name="Table1.A2" office:value-type="string">
            <text:p text:style-name="P49">F-111</text:p>
          </table:table-cell>
          <table:table-cell table:style-name="Table1.A2" office:value-type="string">
            <text:p text:style-name="P31">HN</text:p>
          </table:table-cell>
          <table:table-cell table:style-name="Table1.F2" office:value-type="string">
            <text:p text:style-name="P26"><text:span text:style-name="T3">Kirov </text:span><text:span text:style-name="T4">BC</text:span></text:p>
          </table:table-cell>
        </table:table-row>
        <table:table-row>
          <table:table-cell table:style-name="Table1.A2" office:value-type="string">
            <text:p text:style-name="P31">22</text:p>
          </table:table-cell>
          <table:table-cell table:style-name="Table1.A2" office:value-type="string">
            <text:p text:style-name="P31">Tu-22</text:p>
          </table:table-cell>
          <table:table-cell table:style-name="Table1.A2" office:value-type="string">
            <text:p text:style-name="P49">13</text:p>
          </table:table-cell>
          <table:table-cell table:style-name="Table1.A2" office:value-type="string">
            <text:p text:style-name="P49">C-130</text:p>
          </table:table-cell>
          <table:table-cell table:style-name="Table1.A2" office:value-type="string">
            <text:p text:style-name="P31">T2</text:p>
          </table:table-cell>
          <table:table-cell table:style-name="Table1.F2" office:value-type="string">
            <text:p text:style-name="P32">Moskva cruiser</text:p>
          </table:table-cell>
        </table:table-row>
        <table:table-row>
          <table:table-cell table:style-name="Table1.A2" office:value-type="string">
            <text:p text:style-name="P31">23</text:p>
          </table:table-cell>
          <table:table-cell table:style-name="Table1.A2" office:value-type="string">
            <text:p text:style-name="P31">MiG-23</text:p>
          </table:table-cell>
          <table:table-cell table:style-name="Table1.A2" office:value-type="string">
            <text:p text:style-name="P49">14</text:p>
          </table:table-cell>
          <table:table-cell table:style-name="Table1.A2" office:value-type="string">
            <text:p text:style-name="P49">F-14</text:p>
          </table:table-cell>
          <table:table-cell table:style-name="Table1.A2" office:value-type="string">
            <text:p text:style-name="P31">TP</text:p>
          </table:table-cell>
          <table:table-cell table:style-name="Table1.F2" office:value-type="string">
            <text:p text:style-name="P32">Neustrashimyy FF, Krivak FF</text:p>
          </table:table-cell>
        </table:table-row>
        <table:table-row>
          <table:table-cell table:style-name="Table1.A2" office:value-type="string">
            <text:p text:style-name="P31">24</text:p>
          </table:table-cell>
          <table:table-cell table:style-name="Table1.A2" office:value-type="string">
            <text:p text:style-name="P31">Su-24</text:p>
          </table:table-cell>
          <table:table-cell table:style-name="Table1.A2" office:value-type="string">
            <text:p text:style-name="P49">15</text:p>
          </table:table-cell>
          <table:table-cell table:style-name="Table1.A2" office:value-type="string">
            <text:p text:style-name="P49">F-15</text:p>
          </table:table-cell>
          <table:table-cell table:style-name="Table1.A2" office:value-type="string">
            <text:p text:style-name="P31">HP</text:p>
          </table:table-cell>
          <table:table-cell table:style-name="Table1.F2" office:value-type="string">
            <text:p text:style-name="P32">Grisha corvette</text:p>
          </table:table-cell>
        </table:table-row>
        <table:table-row>
          <table:table-cell table:style-name="Table1.A2" office:value-type="string">
            <text:p text:style-name="P31">25</text:p>
          </table:table-cell>
          <table:table-cell table:style-name="Table1.A2" office:value-type="string">
            <text:p text:style-name="P31">MiG-25</text:p>
          </table:table-cell>
          <table:table-cell table:style-name="Table1.A2" office:value-type="string">
            <text:p text:style-name="P49">16</text:p>
          </table:table-cell>
          <table:table-cell table:style-name="Table1.A2" office:value-type="string">
            <text:p text:style-name="P49">F-16</text:p>
          </table:table-cell>
          <table:table-cell table:style-name="Table1.A2" office:value-type="string">
            <text:p text:style-name="P31">PS</text:p>
          </table:table-cell>
          <table:table-cell table:style-name="Table1.F2" office:value-type="string">
            <text:p text:style-name="P32">Tarantul corvette</text:p>
          </table:table-cell>
        </table:table-row>
        <table:table-row>
          <table:table-cell table:style-name="Table1.A2" office:value-type="string">
            <text:p text:style-name="P31">29</text:p>
          </table:table-cell>
          <table:table-cell table:style-name="Table1.A2" office:value-type="string">
            <text:p text:style-name="P31">MiG-29, Su-27, Su-33</text:p>
          </table:table-cell>
          <table:table-cell table:style-name="Table1.A2" office:value-type="string">
            <text:p text:style-name="P49">17</text:p>
          </table:table-cell>
          <table:table-cell table:style-name="Table1.A2" office:value-type="string">
            <text:p text:style-name="P49">C-17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31">30</text:p>
          </table:table-cell>
          <table:table-cell table:style-name="Table1.A2" office:value-type="string">
            <text:p text:style-name="P31">Su-30</text:p>
          </table:table-cell>
          <table:table-cell table:style-name="Table1.A2" office:value-type="string">
            <text:p text:style-name="P49">18</text:p>
          </table:table-cell>
          <table:table-cell table:style-name="Table1.A2" office:value-type="string">
            <text:p text:style-name="P49">F/A-18</text:p>
          </table:table-cell>
          <table:table-cell table:style-name="Table1.A2" office:value-type="string">
            <text:p text:style-name="P48">RWR</text:p>
          </table:table-cell>
          <table:table-cell table:style-name="Table1.F2" office:value-type="string">
            <text:p text:style-name="P48">Name</text:p>
          </table:table-cell>
        </table:table-row>
        <table:table-row>
          <table:table-cell table:style-name="Table1.A2" office:value-type="string">
            <text:p text:style-name="P31">39</text:p>
          </table:table-cell>
          <table:table-cell table:style-name="Table1.A2" office:value-type="string">
            <text:p text:style-name="P31">Su-25T</text:p>
          </table:table-cell>
          <table:table-cell table:style-name="Table1.A2" office:value-type="string">
            <text:p text:style-name="P49">37</text:p>
          </table:table-cell>
          <table:table-cell table:style-name="Table1.A2" office:value-type="string">
            <text:p text:style-name="P49">AJS37</text:p>
          </table:table-cell>
          <table:table-cell table:style-name="Table1.A2" office:value-type="string">
            <text:p text:style-name="P49">48</text:p>
          </table:table-cell>
          <table:table-cell table:style-name="Table1.F2" office:value-type="string">
            <text:p text:style-name="P50">Nimitz CVN (Supercarrier)</text:p>
          </table:table-cell>
        </table:table-row>
        <table:table-row>
          <table:table-cell table:style-name="Table1.A2" office:value-type="string">
            <text:p text:style-name="P31">31</text:p>
          </table:table-cell>
          <table:table-cell table:style-name="Table1.A2" office:value-type="string">
            <text:p text:style-name="P31">MiG-31</text:p>
          </table:table-cell>
          <table:table-cell table:style-name="Table1.A2" office:value-type="string">
            <text:p text:style-name="P49">52</text:p>
          </table:table-cell>
          <table:table-cell table:style-name="Table1.A2" office:value-type="string">
            <text:p text:style-name="P49">B-52</text:p>
          </table:table-cell>
          <table:table-cell table:style-name="Table1.A2" office:value-type="string">
            <text:p text:style-name="P49">49</text:p>
          </table:table-cell>
          <table:table-cell table:style-name="Table1.F2" office:value-type="string">
            <text:p text:style-name="P50">O. H. Perry FF</text:p>
          </table:table-cell>
        </table:table-row>
        <table:table-row>
          <table:table-cell table:style-name="Table1.A2" office:value-type="string">
            <text:p text:style-name="P31">34</text:p>
          </table:table-cell>
          <table:table-cell table:style-name="Table1.A2" office:value-type="string">
            <text:p text:style-name="P31">Su-34</text:p>
          </table:table-cell>
          <table:table-cell table:style-name="Table1.A2" office:value-type="string">
            <text:p text:style-name="P49">B1</text:p>
          </table:table-cell>
          <table:table-cell table:style-name="Table1.A2" office:value-type="string">
            <text:p text:style-name="P49">B-1</text:p>
          </table:table-cell>
          <table:table-cell table:style-name="Table1.A2" office:value-type="string">
            <text:p text:style-name="P49">U</text:p>
          </table:table-cell>
          <table:table-cell table:style-name="Table1.F2" office:value-type="string">
            <text:p text:style-name="P47"><text:span text:style-name="T4">Nimitz CVN (non-S</text:span><text:span text:style-name="T21">C</text:span><text:span text:style-name="T4">), Tarawa LHA</text:span></text:p>
          </table:table-cell>
        </table:table-row>
        <table:table-row>
          <table:table-cell table:style-name="Table1.A2" office:value-type="string">
            <text:p text:style-name="P31">50</text:p>
          </table:table-cell>
          <table:table-cell table:style-name="Table1.A2" office:value-type="string">
            <text:p text:style-name="P31">A-50 Mainstay</text:p>
          </table:table-cell>
          <table:table-cell table:style-name="Table1.A2" office:value-type="string">
            <text:p text:style-name="P49">E2</text:p>
          </table:table-cell>
          <table:table-cell table:style-name="Table1.A2" office:value-type="string">
            <text:p text:style-name="P49">E-2</text:p>
          </table:table-cell>
          <table:table-cell table:style-name="Table1.A2" office:value-type="string">
            <text:p text:style-name="P49">AE</text:p>
          </table:table-cell>
          <table:table-cell table:style-name="Table1.F2" office:value-type="string">
            <text:p text:style-name="P50">Ticonderoga CG</text:p>
          </table:table-cell>
        </table:table-row>
        <table:table-row table:style-name="Table1.14">
          <table:table-cell table:style-name="Table1.A2" office:value-type="string">
            <text:p text:style-name="P31">76</text:p>
          </table:table-cell>
          <table:table-cell table:style-name="Table1.A2" office:value-type="string">
            <text:p text:style-name="P31">Il-76, Il-78</text:p>
          </table:table-cell>
          <table:table-cell table:style-name="Table1.A2" office:value-type="string">
            <text:p text:style-name="P49">E3</text:p>
          </table:table-cell>
          <table:table-cell table:style-name="Table1.A2" office:value-type="string">
            <text:p text:style-name="P49">E-3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31">95</text:p>
          </table:table-cell>
          <table:table-cell table:style-name="Table1.A2" office:value-type="string">
            <text:p text:style-name="P31">Tu-95</text:p>
          </table:table-cell>
          <table:table-cell table:style-name="Table1.A2" office:value-type="string">
            <text:p text:style-name="P49">E6</text:p>
          </table:table-cell>
          <table:table-cell table:style-name="Table1.A2" office:value-type="string">
            <text:p text:style-name="P49">EA-6B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31">AN</text:p>
          </table:table-cell>
          <table:table-cell table:style-name="Table1.A2" office:value-type="string">
            <text:p text:style-name="P31">An-26, An-30</text:p>
          </table:table-cell>
          <table:table-cell table:style-name="Table1.A2" office:value-type="string">
            <text:p text:style-name="P49">F2</text:p>
          </table:table-cell>
          <table:table-cell table:style-name="Table1.A2" office:value-type="string">
            <text:p text:style-name="P49">Tornado <text:span text:style-name="T5">ADV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31">BJ</text:p>
          </table:table-cell>
          <table:table-cell table:style-name="Table1.A2" office:value-type="string">
            <text:p text:style-name="P31">Tu-160</text:p>
          </table:table-cell>
          <table:table-cell table:style-name="Table1.A2" office:value-type="string">
            <text:p text:style-name="P49">F4</text:p>
          </table:table-cell>
          <table:table-cell table:style-name="Table1.A2" office:value-type="string">
            <text:p text:style-name="P49">F-4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31">TU</text:p>
          </table:table-cell>
          <table:table-cell table:style-name="Table1.A2" office:value-type="string">
            <text:p text:style-name="P31">Tu-142</text:p>
          </table:table-cell>
          <table:table-cell table:style-name="Table1.A2" office:value-type="string">
            <text:p text:style-name="P49">F5</text:p>
          </table:table-cell>
          <table:table-cell table:style-name="Table1.A2" office:value-type="string">
            <text:p text:style-name="P49">F-5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9">KC</text:p>
          </table:table-cell>
          <table:table-cell table:style-name="Table1.A2" office:value-type="string">
            <text:p text:style-name="P49">KC-130, KC-135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9">M2</text:p>
          </table:table-cell>
          <table:table-cell table:style-name="Table1.A2" office:value-type="string">
            <text:p text:style-name="P49">Mirage 2000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"/>
          </table:table-cell>
        </table:table-row>
        <table:table-row table:style-name="Table1.2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9">S3</text:p>
          </table:table-cell>
          <table:table-cell table:style-name="Table1.A2" office:value-type="string">
            <text:p text:style-name="P49">S-3B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"/>
          </table:table-cell>
        </table:table-row>
      </table:table>
      <text:p text:style-name="P13"><text:span text:style-name="T22">(data from </text:span><text:span text:style-name="T6">game </text:span><text:span text:style-name="T22">.</text:span><text:span text:style-name="T6">lua files,</text:span><text:span text:style-name="T22"> Slysi's Western RWR Kneeboard </text:span><text:span text:style-name="T23">mod</text:span><text:span text:style-name="T22">, wiki.hoggitworld.com/view/Threat_Database, https://www.airgoons.com/w/Talk:DCS_Reference/Air_Defences)</text:span></text:p>
      <text:p text:style-name="P13"/>
      <text:p text:style-name="P52">Engaging SHORAD</text:p>
      <text:list text:style-name="L1">
        <text:list-item>
          <text:p text:style-name="P54">JDAMs:</text:p>
          <text:list>
            <text:list-item>
              <text:p text:style-name="P55"><text:span text:style-name="T15">SA-15 needs at least 2</text:span><text:span text:style-name="T16"> JDAMs</text:span><text:span text:style-name="T15">, although 3 would be safer.</text:span></text:p>
            </text:list-item>
            <text:list-item>
              <text:p text:style-name="P55"><text:span text:style-name="T15">C-RAM sho</text:span><text:span text:style-name="T16">ots at JDAMs but may not hit</text:span><text:span text:style-name="T15">, 2 JDAMs may be enough.</text:span></text:p>
            </text:list-item>
            <text:list-item>
              <text:p text:style-name="P55"><text:span text:style-name="T15">2S6/SA-19 d</text:span><text:span text:style-name="T16">oes</text:span><text:span text:style-name="T15"> not engage bombs.</text:span></text:p>
            </text:list-item>
          </text:list>
        </text:list-item>
        <text:list-item>
          <text:p text:style-name="P54">Mavericks:</text:p>
          <text:list>
            <text:list-item>
              <text:p text:style-name="P54">SA-15 needs at least 2 Mavericks.</text:p>
            </text:list-item>
            <text:list-item>
              <text:p text:style-name="P53"><text:span text:style-name="T15">C-RAM can shoot down at least 2 Mavericks</text:span><text:span text:style-name="T17">, so may need at least 3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6T18:23:33.262000000</dc:date>
    <meta:editing-duration>P2DT6H21M17S</meta:editing-duration>
    <meta:editing-cycles>31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374" meta:word-count="501" meta:character-count="2149" meta:non-whitespace-character-count="2008"/>
  </office:meta>
</office:document-meta>
</file>